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automatic-styles>
    <style:style style:name="Table1" style:family="table">
      <style:table-properties style:width="6.6458in" fo:margin-left="-0.0785in" fo:margin-top="0in" fo:margin-bottom="0in" table:align="left"/>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style>
    <style:style style:name="Table2.A" style:family="table-column">
      <style:table-column-properties style:column-width="6.65in"/>
    </style:style>
    <style:style style:name="Table2.1" style:family="table-row">
      <style:table-row-properties style:min-row-height="0.3194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3743in"/>
    </style:style>
    <style:style style:name="Table4.B" style:family="table-column">
      <style:table-column-properties style:column-width="4.125in"/>
    </style:style>
    <style:style style:name="Table4.1" style:family="table-row">
      <style:table-row-properties style:min-row-height="0.4306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3" style:family="table-row">
      <style:table-row-properties fo:keep-together="auto"/>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4" style:family="table-row">
      <style:table-row-properties fo:keep-together="auto"/>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5" style:family="table-row">
      <style:table-row-properties fo:keep-together="auto"/>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6" style:family="table-row">
      <style:table-row-properties fo:keep-together="auto"/>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7" style:family="table-row">
      <style:table-row-properties fo:keep-together="auto"/>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8" style:family="table-row">
      <style:table-row-properties fo:keep-together="auto"/>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5.A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A8" style:family="table-cell">
      <style:table-cell-properties fo:padding-left="0.075in" fo:padding-right="0.075in" fo:padding-top="0in" fo:padding-bottom="0in" fo:border="none"/>
    </style:style>
    <style:style style:name="Table5.A9" style:family="table-cell">
      <style:table-cell-properties fo:padding-left="0.075in" fo:padding-right="0.075in" fo:padding-top="0in" fo:padding-bottom="0in" fo:border="none"/>
    </style:style>
    <style:style style:name="Table6" style:family="table">
      <style:table-properties style:width="6.65in" fo:margin-left="-0.0785in" fo:margin-top="0in" fo:margin-bottom="0in" table:align="left"/>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style>
    <style:style style:name="Table7.A" style:family="table-column">
      <style:table-column-properties style:column-width="3.325in"/>
    </style:style>
    <style:style style:name="Table7.B" style:family="table-column">
      <style:table-column-properties style:column-width="3.3243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7.2" style:family="table-row">
      <style:table-row-properties style:min-row-height="0.4861in" fo:keep-together="auto"/>
    </style:style>
    <style:style style:name="Table7.4" style:family="table-row">
      <style:table-row-properties style:min-row-height="0.7361in" fo:keep-together="auto"/>
    </style:style>
    <style:style style:name="Table8" style:family="table">
      <style:table-properties style:width="6.6569in" fo:margin-left="-0.0785in" fo:margin-top="0in" fo:margin-bottom="0in" table:align="left"/>
    </style:style>
    <style:style style:name="Table8.A" style:family="table-column">
      <style:table-column-properties style:column-width="3.3285in"/>
    </style:style>
    <style:style style:name="Table8.B" style:family="table-column">
      <style:table-column-properties style:column-width="3.3278in"/>
    </style:style>
    <style:style style:name="Table8.1" style:family="table-row">
      <style:table-row-properties style:min-row-height="0.2778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5556in" fo:keep-together="auto"/>
    </style:style>
    <style:style style:name="Table9" style:family="table">
      <style:table-properties style:width="6.65in" fo:margin-left="-0.0785in" fo:margin-top="0in" fo:margin-bottom="0in" table:align="left"/>
    </style:style>
    <style:style style:name="Table9.A" style:family="table-column">
      <style:table-column-properties style:column-width="6.65in"/>
    </style:style>
    <style:style style:name="Table9.1" style:family="table-row">
      <style:table-row-properties style:min-row-height="0.3194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9.2" style:family="table-row">
      <style:table-row-properties fo:keep-together="auto"/>
    </style:style>
    <style:style style:name="P1" style:family="paragraph" style:parent-style-name="Standard">
      <style:paragraph-properties fo:line-height="115%" fo:text-align="start" style:justify-single-word="false"/>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start" style:justify-single-word="false"/>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15%"/>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top="0in" fo:margin-bottom="0in" loext:contextual-spacing="false" fo:line-height="100%"/>
      <style:text-properties fo:color="#000000" style:text-underline-style="none"/>
    </style:style>
    <style:style style:name="P12" style:family="paragraph" style:parent-style-name="Standard">
      <style:paragraph-properties fo:margin-top="0in" fo:margin-bottom="0in" loext:contextual-spacing="false" fo:line-height="100%"/>
      <style:text-properties fo:color="#000000" fo:font-weight="bold" style:font-weight-asian="bold"/>
    </style:style>
    <style:style style:name="P13" style:family="paragraph" style:parent-style-name="Standard">
      <style:paragraph-properties fo:margin-top="0in" fo:margin-bottom="0in" loext:contextual-spacing="false" fo:line-height="100%"/>
      <style:text-properties fo:font-variant="normal" fo:text-transform="none" fo:color="#000000"/>
    </style:style>
    <style:style style:name="P14" style:family="paragraph" style:parent-style-name="Standard">
      <style:paragraph-properties fo:margin-top="0in" fo:margin-bottom="0in" loext:contextual-spacing="false" fo:line-height="115%"/>
      <style:text-properties fo:font-variant="normal" fo:text-transform="none" fo:color="#000000" fo:font-size="11pt" fo:font-style="normal" fo:font-weight="bold" style:font-size-asian="11pt" style:font-style-asian="normal" style:font-weight-asian="bold" style:font-size-complex="11pt"/>
    </style:style>
    <style:style style:name="P15" style:family="paragraph" style:parent-style-name="Standard">
      <style:paragraph-properties fo:margin-top="0in" fo:margin-bottom="0in" loext:contextual-spacing="false" fo:line-height="100%"/>
      <style:text-properties fo:font-variant="normal" fo:text-transform="none" fo:color="#000000" fo:font-size="11pt" fo:font-style="normal" fo:font-weight="bold" style:font-size-asian="11pt" style:font-style-asian="normal" style:font-weight-asian="bold" style:font-size-complex="11pt"/>
    </style:style>
    <style:style style:name="P16" style:family="paragraph" style:parent-style-name="Standard">
      <style:paragraph-properties fo:margin-top="0in" fo:margin-bottom="0in" loext:contextual-spacing="false" fo:line-height="100%" fo:text-align="start" style:justify-single-word="false"/>
      <style:text-properties fo:font-variant="normal" fo:text-transform="none" fo:color="#000000" fo:font-style="normal" style:font-style-asian="normal"/>
    </style:style>
    <style:style style:name="P17"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8"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9" style:family="paragraph" style:parent-style-name="Standard">
      <style:paragraph-properties fo:margin-top="0.0398in" fo:margin-bottom="0.0398in" loext:contextual-spacing="false" fo:line-height="100%"/>
    </style:style>
    <style:style style:name="P20" style:family="paragraph" style:parent-style-name="Standard">
      <style:paragraph-properties fo:margin-top="0.0398in" fo:margin-bottom="0.0398in" loext:contextual-spacing="false" fo:line-height="100%" fo:text-align="start" style:justify-single-word="false"/>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2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000000"/>
    </style:style>
    <style:style style:name="P28"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style>
    <style:style style:name="P3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text-underline-style="none"/>
    </style:style>
    <style:style style:name="P3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000000" style:text-underline-style="none"/>
    </style:style>
    <style:style style:name="P3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333333" style:text-underline-style="none"/>
    </style:style>
    <style:style style:name="P38" style:family="paragraph" style:parent-style-name="Standard">
      <style:paragraph-properties fo:margin-left="0in" fo:margin-right="0in" fo:margin-top="0.0398in" fo:margin-bottom="0.0398in" loext:contextual-spacing="false" fo:line-height="115%"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40"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2"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3" style:family="paragraph" style:parent-style-name="Standard">
      <style:paragraph-properties fo:margin-top="0in" fo:margin-bottom="0.139in" loext:contextual-spacing="false" fo:line-height="115%" fo:text-align="start" style:justify-single-word="false" fo:orphans="2" fo:widows="2"/>
    </style:style>
    <style:style style:name="P44" style:family="paragraph" style:parent-style-name="Standard" style:master-page-name="Standard">
      <style:paragraph-properties style:page-number="1"/>
    </style:style>
    <style:style style:name="P45" style:family="paragraph" style:parent-style-name="Heading_20_1">
      <style:paragraph-properties fo:text-align="start" style:justify-single-word="false"/>
    </style:style>
    <style:style style:name="P46" style:family="paragraph" style:parent-style-name="Heading_20_1">
      <style:paragraph-properties fo:margin-top="0in" fo:margin-bottom="0in" loext:contextual-spacing="false" fo:line-height="115%"/>
    </style:style>
    <style:style style:name="P47" style:family="paragraph" style:parent-style-name="Heading_20_3">
      <style:paragraph-properties fo:margin-top="0.0398in" fo:margin-bottom="0.0398in" loext:contextual-spacing="false" fo:line-height="100%"/>
    </style:style>
    <style:style style:name="T1" style:family="text">
      <style:text-properties fo:color="#1b75bc" fo:font-size="18pt" fo:font-weight="bold" style:font-size-asian="18pt" style:font-weight-asian="bold" style:font-size-complex="18pt"/>
    </style:style>
    <style:style style:name="T2" style:family="text">
      <style:text-properties fo:color="#1b75bc" fo:font-size="14pt" fo:font-weight="bold" style:font-size-asian="14pt" style:font-weight-asian="bold" style:font-size-complex="14pt"/>
    </style:style>
    <style:style style:name="T3" style:family="text">
      <style:text-properties fo:color="#1b75bc" style:font-name="Calibri" fo:font-size="14pt" style:font-name-asian="Calibri1" style:font-size-asian="14pt" style:font-name-complex="Calibri1" style:font-size-complex="14pt"/>
    </style:style>
    <style:style style:name="T4" style:family="text">
      <style:text-properties fo:color="#1b75bc" fo:font-size="16pt" fo:font-weight="bold" style:font-size-asian="16pt" style:font-weight-asian="bold" style:font-size-complex="16pt"/>
    </style:style>
    <style:style style:name="T5" style:family="text">
      <style:text-properties fo:color="#00000a" fo:font-size="14pt" style:text-underline-style="none" style:font-size-asian="14pt" style:font-size-complex="14pt"/>
    </style:style>
    <style:style style:name="T6" style:family="text">
      <style:text-properties fo:font-size="14pt" style:font-size-asian="14pt" style:font-size-complex="14pt"/>
    </style:style>
    <style:style style:name="T7" style:family="text">
      <style:text-properties fo:color="#0000ff" fo:font-size="14pt" style:text-underline-style="none" style:font-size-asian="14pt" style:font-size-complex="14pt"/>
    </style:style>
    <style:style style:name="T8" style:family="text">
      <style:text-properties fo:color="#0000ff" style:text-underline-style="solid" style:text-underline-width="auto" style:text-underline-color="font-color"/>
    </style:style>
    <style:style style:name="T9" style:family="text">
      <style:text-properties fo:color="#000000" fo:font-size="14pt" style:font-size-asian="14pt" style:font-size-complex="14pt"/>
    </style:style>
    <style:style style:name="T10" style:family="text">
      <style:text-properties fo:color="#000000" fo:font-weight="bold" style:font-weight-asian="bold"/>
    </style:style>
    <style:style style:name="T11" style:family="text">
      <style:text-properties fo:color="#000000"/>
    </style:style>
    <style:style style:name="T12" style:family="text">
      <style:text-properties fo:color="#000000" style:text-underline-style="none"/>
    </style:style>
    <style:style style:name="T13" style:family="text">
      <style:text-properties fo:color="#000000" fo:font-size="11pt" style:text-underline-style="none" style:font-size-asian="11pt" style:font-size-complex="11pt"/>
    </style:style>
    <style:style style:name="T14" style:family="text">
      <style:text-properties fo:color="#000000" fo:font-size="11pt" style:text-underline-style="none" fo:font-weight="bold" style:font-size-asian="11pt" style:font-weight-asian="bold" style:font-size-complex="11pt"/>
    </style:style>
    <style:style style:name="T15" style:family="text">
      <style:text-properties fo:color="#000000" fo:font-size="11pt" style:font-size-asian="11pt" style:font-size-complex="11pt"/>
    </style:style>
    <style:style style:name="T16" style:family="text">
      <style:text-properties fo:color="#000000" fo:font-size="11pt" fo:font-weight="bold" style:font-size-asian="11pt" style:font-weight-asian="bold" style:font-size-complex="11pt"/>
    </style:style>
    <style:style style:name="T17" style:family="text">
      <style:text-properties fo:color="#000000" style:font-name="Calibri" fo:font-size="11pt" fo:font-weight="normal" style:font-name-asian="Calibri1" style:font-size-asian="11pt" style:font-weight-asian="normal" style:font-name-complex="Calibri1" style:font-size-complex="11pt"/>
    </style:style>
    <style:style style:name="T1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20"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21"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2"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23" style:family="text">
      <style:text-properties fo:font-variant="normal" fo:text-transform="none" fo:color="#000000" style:text-line-through-style="none" style:text-line-through-type="none" style:text-position="0% 100%" fo:font-style="normal" style:text-underline-style="none" style:font-style-asian="normal"/>
    </style:style>
    <style:style style:name="T24"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25" style:family="text">
      <style:text-properties fo:font-variant="normal" fo:text-transform="none" fo:color="#000000"/>
    </style:style>
    <style:style style:name="T26" style:family="text">
      <style:text-properties fo:font-variant="normal" fo:text-transform="none" fo:color="#000000" style:text-underline-style="none"/>
    </style:style>
    <style:style style:name="T27" style:family="text">
      <style:text-properties fo:font-variant="normal" fo:text-transform="none" fo:color="#000000" fo:font-size="11pt" fo:font-style="normal" style:font-size-asian="11pt" style:font-style-asian="normal" style:font-size-complex="11pt"/>
    </style:style>
    <style:style style:name="T28" style:family="text">
      <style:text-properties fo:font-variant="normal" fo:text-transform="none" fo:color="#000000" fo:font-size="11pt" fo:font-style="normal" fo:font-weight="bold" style:font-size-asian="11pt" style:font-style-asian="normal" style:font-weight-asian="bold" style:font-size-complex="11pt"/>
    </style:style>
    <style:style style:name="T29" style:family="text">
      <style:text-properties fo:font-variant="normal" fo:text-transform="none" fo:color="#000000" fo:font-size="11pt" fo:font-style="normal" style:text-underline-style="none" style:font-size-asian="11pt" style:font-style-asian="normal" style:font-size-complex="11pt"/>
    </style:style>
    <style:style style:name="T30" style:family="text">
      <style:text-properties fo:font-variant="normal" fo:text-transform="none" fo:color="#000000" fo:font-weight="bold" style:font-weight-asian="bold"/>
    </style:style>
    <style:style style:name="T31" style:family="text">
      <style:text-properties fo:font-variant="normal" fo:text-transform="none" fo:color="#000000" fo:font-style="normal" style:font-style-asian="normal"/>
    </style:style>
    <style:style style:name="T32" style:family="text">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33"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34" style:family="text">
      <style:text-properties fo:font-variant="normal" fo:text-transform="none" fo:color="#0000f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5"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T36"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T37" style:family="text">
      <style:text-properties fo:font-variant="normal" fo:text-transform="none" fo:color="#1b75bc"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8" style:family="text">
      <style:text-properties fo:font-variant="normal" fo:text-transform="none" fo:color="#5e8ac7"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9" style:family="text">
      <style:text-properties fo:color="#5e8ac7" style:text-line-through-style="none" style:text-line-through-type="none" style:font-name="Calibri" fo:font-size="14pt" fo:font-style="normal" fo:font-weight="bold" style:font-name-asian="Calibri1" style:font-size-asian="14pt" style:font-style-asian="normal" style:font-weight-asian="bold" style:font-name-complex="Calibri1" style:font-size-complex="14pt"/>
    </style:style>
    <style:style style:name="T40" style:family="text">
      <style:text-properties fo:color="#5e8ac7" style:font-name="Calibri" fo:font-size="14pt" style:text-underline-style="none" fo:font-weight="bold" style:font-name-asian="Calibri1" style:font-size-asian="14pt" style:font-weight-asian="bold" style:font-name-complex="Calibri1" style:font-size-complex="14pt"/>
    </style:style>
    <style:style style:name="T41" style:family="text">
      <style:text-properties fo:color="#5e8ac7" style:font-name="Calibri" fo:font-size="14pt" fo:font-weight="bold" style:font-name-asian="Calibri1" style:font-size-asian="14pt" style:font-weight-asian="bold" style:font-name-complex="Calibri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table-row table:style-name="Table1.1">
          <table:table-cell table:style-name="Table1.A1" office:value-type="string">
            <text:p text:style-name="P6"><text:span text:style-name="T1">Goutom Roy</text:span></text:p>
            <text:p text:style-name="P6"><text:span text:style-name="T5">Dhaka, Bangladesh</text:span></text:p>
            <text:p text:style-name="P6"><text:a xlink:type="simple" xlink:href="mailto:goutom.sust.cse@gmail.com" text:style-name="ListLabel_20_19" text:visited-style-name="ListLabel_20_19"><text:span text:style-name="T5">goutom.sust.cse@gmail.com</text:span></text:a><text:span text:style-name="T7"> </text:span><text:span text:style-name="T9">| </text:span><text:span text:style-name="T5">+88</text:span><text:span text:style-name="T6">01711664606 </text:span></text:p>
            <text:p text:style-name="P6"><text:s/><text:a xlink:type="simple" xlink:href="https://github.com/goutomroy" text:style-name="ListLabel_20_20" text:visited-style-name="ListLabel_20_20">github.com/goutomroy</text:a> | <text:a xlink:type="simple" xlink:href="https://angel.co/goutom-roy" text:style-name="ListLabel_20_20" text:visited-style-name="ListLabel_20_20">angel.co/goutom-roy</text:a> | <text:a xlink:type="simple" xlink:href="https://www.linkedin.com/in/goutom-roy/" text:style-name="ListLabel_20_20" text:visited-style-name="ListLabel_20_20">linkedin.com/in/goutom-roy</text:a></text:p>
            <text:p text:style-name="P6"/>
            <text:p text:style-name="P6"/>
          </table:table-cell>
        </table:table-row>
      </table:table>
      <text:p text:style-name="Standard"/>
      <table:table table:name="Table2" table:style-name="Table2">
        <table:table-column table:style-name="Table2.A"/>
        <table:table-row table:style-name="Table2.1">
          <table:table-cell table:style-name="Table2.A1" office:value-type="string">
            <text:p text:style-name="P20"><text:span text:style-name="T2">Career Objective</text:span></text:p>
          </table:table-cell>
        </table:table-row>
        <table:table-row table:style-name="Table2.2">
          <table:table-cell table:style-name="Table2.A1" office:value-type="string">
            <text:p text:style-name="P21"><text:span text:style-name="T18">I am a full stack developer and a big fan of free and open source software. My experience primarily lies with the use of Python, Django (a Python based web framework), Android application development and managing various AWS services such as EC2, S3, RDS etc or any linux servers. My interest is being involved in every phase of the software development process. I have 5+ years of experience in Python/Django with 7+ years of experience <text:s/>in Android application development.</text:span></text:p>
            <text:p text:style-name="P22"/>
            <text:p text:style-name="P29"><text:span text:style-name="T32">What I will do : </text:span></text:p>
            <text:p text:style-name="P30"/>
            <text:list xml:id="list415349291" text:style-name="WWNum2">
              <text:list-item>
                <text:p text:style-name="P40"><text:span text:style-name="T18">I will be prototyping of your idea.</text:span></text:p>
              </text:list-item>
              <text:list-item>
                <text:p text:style-name="P40"><text:span text:style-name="T18">I will write restful apis using python(Django).</text:span></text:p>
              </text:list-item>
              <text:list-item>
                <text:p text:style-name="P40"><text:span text:style-name="T18">I will write test cases and documentation for apis.</text:span></text:p>
              </text:list-item>
              <text:list-item>
                <text:p text:style-name="P40"><text:span text:style-name="T18">I will upload project to amazon or any linux server.</text:span></text:p>
              </text:list-item>
              <text:list-item>
                <text:p text:style-name="P40"><text:span text:style-name="T18">I will write </text:span><text:span text:style-name="T21">efficient, maintainable and reusable code for </text:span><text:span text:style-name="T18">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p text:style-name="P47"><text:span text:style-name="T3">ACM (Association for Computing Machinery) Programming Skills</text:span></text:p>
          </table:table-cell>
        </table:table-row>
        <table:table-row table:style-name="Table3.1">
          <table:table-cell table:style-name="Table3.A1" office:value-type="string">
            <text:p text:style-name="P42"/>
            <text:list xml:id="list1256200974" text:style-name="WWNum1">
              <text:list-item>
                <text:p text:style-name="P41"><text:span text:style-name="T18">Most of my university life I spent on ACM programming in </text:span><text:a xlink:type="simple" xlink:href="https://uva.onlinejudge.org/" text:style-name="ListLabel_20_21" text:visited-style-name="ListLabel_20_21"><text:span text:style-name="T33">UVA online judge</text:span></text:a><text:span text:style-name="T34"> , </text:span><text:a xlink:type="simple" xlink:href="https://www.spoj.com/" text:style-name="ListLabel_20_21" text:visited-style-name="ListLabel_20_21"><text:span text:style-name="T33">Sphere Online Judge</text:span></text:a><text:span text:style-name="T34"> </text:span><text:span text:style-name="T18">.</text:span></text:p>
              </text:list-item>
            </text:list>
            <text:p text:style-name="P27"/>
            <text:list xml:id="list3531204947907" text:continue-numbering="true" text:style-name="WWNum1">
              <text:list-item>
                <text:p text:style-name="P41"><text:span text:style-name="T18">Solved 486 problems using C, C++, STL and about 96 solutions are pending as PE(presentation error).</text:span></text:p>
              </text:list-item>
            </text:list>
            <text:p text:style-name="P27"/>
            <text:list xml:id="list3532035308499" text:continue-numbering="true" text:style-name="WWNum1">
              <text:list-item>
                <text:p text:style-name="P41"><text:span text:style-name="T18">My UVA profile can be found </text:span><text:a xlink:type="simple" xlink:href="https://uva.onlinejudge.org/index.php?option=com_onlinejudge&amp;Itemid=8&amp;page=show_authorstats&amp;userid=3764" text:style-name="ListLabel_20_21" text:visited-style-name="ListLabel_20_21"><text:span text:style-name="T33">here</text:span></text:a><text:span text:style-name="T18">.</text:span></text:p>
              </text:list-item>
            </text:list>
            <text:p text:style-name="P27"/>
            <text:list xml:id="list3532130784690" text:continue-numbering="true" text:style-name="WWNum1">
              <text:list-item>
                <text:p text:style-name="P41"><text:span text:style-name="T18">Attended countless online, local programming contests with team or personally. I attended in </text:span><text:span text:style-name="T19">NCPC </text:span><text:span text:style-name="T18">(National Computer Programming Contest)and </text:span><text:span text:style-name="T19">ICPC</text:span><text:span text:style-name="T18">(International Computer Programming Contest) on behalf of <text:s/></text:span><text:a xlink:type="simple" xlink:href="https://www.sust.edu/" text:style-name="ListLabel_20_21" text:visited-style-name="ListLabel_20_21"><text:span text:style-name="T33">Shahjalal University of Science and Technology</text:span></text:a><text:span text:style-name="T18"> <text:s/>with my team in 2008.</text:span></text:p>
              </text:list-item>
            </text:list>
            <text:p text:style-name="P42"/>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8"><text:span text:style-name="T37">Areas of Expertise</text:span></text:p>
          </table:table-cell>
          <table:covered-table-cell/>
        </table:table-row>
        <table:table-row table:style-name="Table4.2">
          <table:table-cell table:style-name="Table4.A2" office:value-type="string">
            <text:p text:style-name="Standard"><text:span text:style-name="T10">Programming Languages:</text:span></text:p>
          </table:table-cell>
          <table:table-cell table:style-name="Table4.B2" office:value-type="string">
            <text:p text:style-name="Standard"><text:span text:style-name="T11">C, C++, Python, Java</text:span></text:p>
          </table:table-cell>
        </table:table-row>
        <table:table-row table:style-name="Table4.3">
          <table:table-cell table:style-name="Table4.A3" office:value-type="string">
            <text:p text:style-name="Standard"><text:span text:style-name="T10">Databases: </text:span></text:p>
          </table:table-cell>
          <table:table-cell table:style-name="Table4.B3" office:value-type="string">
            <text:p text:style-name="Standard"><text:span text:style-name="T11">Redis, PostgreSQL, MongoDB, Neo4j</text:span></text:p>
          </table:table-cell>
        </table:table-row>
        <table:table-row table:style-name="Table4.4">
          <table:table-cell table:style-name="Table4.A4" office:value-type="string">
            <text:p text:style-name="Standard"><text:span text:style-name="T10">Platforms:</text:span></text:p>
          </table:table-cell>
          <table:table-cell table:style-name="Table4.B4" office:value-type="string">
            <text:p text:style-name="Standard"><text:span text:style-name="T11">GNU/Linux, Windows, Android</text:span></text:p>
          </table:table-cell>
        </table:table-row>
        <table:table-row table:style-name="Table4.5">
          <table:table-cell table:style-name="Table4.A5" office:value-type="string">
            <text:p text:style-name="Standard"><text:span text:style-name="T10">Backend Technologies:</text:span></text:p>
          </table:table-cell>
          <table:table-cell table:style-name="Table4.B5" office:value-type="string">
            <text:p text:style-name="Standard"><text:span text:style-name="T11">Django, RESTful web services using DRF, Django Channel 2, asyncio, Aiohttp, Celery, Gunicorn, Nginx, Memcached.</text:span></text:p>
          </table:table-cell>
        </table:table-row>
        <table:table-row table:style-name="Table4.6">
          <table:table-cell table:style-name="Table4.A6" office:value-type="string">
            <text:p text:style-name="Standard"><text:span text:style-name="T10">Frontend Technologies: </text:span></text:p>
          </table:table-cell>
          <table:table-cell table:style-name="Table4.B6" office:value-type="string">
            <text:p text:style-name="Standard"><text:span text:style-name="T11">Android, Aiohttp, JSON</text:span></text:p>
          </table:table-cell>
        </table:table-row>
        <table:table-row table:style-name="Table4.7">
          <table:table-cell table:style-name="Table4.A7" office:value-type="string">
            <text:p text:style-name="Standard"><text:span text:style-name="T10">Tools: </text:span></text:p>
          </table:table-cell>
          <table:table-cell table:style-name="Table4.B7" office:value-type="string">
            <text:p text:style-name="Standard"><text:span text:style-name="T11">Git, SSH, Bash, Google Flavored Markdown, PyCharm, Android Studio, Eclipse, vi, pgAdmin, SQL Developer, LibreOffice writer, Microsoft Office</text:span></text:p>
          </table:table-cell>
        </table:table-row>
        <table:table-row table:style-name="Table4.8">
          <table:table-cell table:style-name="Table4.A8" office:value-type="string">
            <text:p text:style-name="Standard"><text:span text:style-name="T10">IaaS/PaaS: </text:span></text:p>
          </table:table-cell>
          <table:table-cell table:style-name="Table4.B8" office:value-type="string">
            <text:p text:style-name="Standard"><text:span text:style-name="T11">AWS EC2, Heroku, DigitalOcean</text:span></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19"><text:span text:style-name="T4">Professional Projects</text:span></text:p>
          </table:table-cell>
        </table:table-row>
        <table:table-row table:style-name="Table5.1">
          <table:table-cell table:style-name="Table5.A2" office:value-type="string">
            <text:p text:style-name="P9"><text:span text:style-name="T39">Work Japan</text:span></text:p>
            <text:p text:style-name="P9"><text:span text:style-name="T11">A job seeking application for foreigners in Japan.</text:span></text:p>
            <text:p text:style-name="P10"/>
            <text:p text:style-name="Standard"><text:span text:style-name="T11">Firstly my responsibilities was to write whole android application and launch it in playstore with existing apis then handover the code base to a junior android developer to maintain it and keep guiding him to fix bugs and implement new features. After that I moved to server team where I wrote code for interview time scheduling api service, building admin interface, user profile management, notifications service apis, user’s job application management section.</text:span></text:p>
            <text:p text:style-name="P2"/>
            <text:p text:style-name="P33"><text:span text:style-name="T11">Technology used: </text:span><text:span text:style-name="T25">Django, django-rest-framework, celery, redis, postgresql, nginx, FCM, gunicorn, ec2</text:span></text:p>
            <text:p text:style-name="P34"/>
            <text:p text:style-name="P33"><text:span text:style-name="T25">You can check the product </text:span><text:a xlink:type="simple" xlink:href="https://www.workjapan.jp/" text:style-name="ListLabel_20_22" text:visited-style-name="ListLabel_20_22"><text:span text:style-name="T8">here</text:span></text:a><text:span text:style-name="T25">.</text:span></text:p>
            <text:p text:style-name="P35"/>
          </table:table-cell>
        </table:table-row>
        <table:table-row table:style-name="Table5.1">
          <table:table-cell table:style-name="Table5.A3" office:value-type="string">
            <text:p text:style-name="P46"><text:a xlink:type="simple" xlink:href="https://play.google.com/store/apps/details?id=com.sinepulse.greenhouse&amp;hl=en" text:style-name="ListLabel_20_23" text:visited-style-name="ListLabel_20_23"><text:span text:style-name="T40">Smart Home</text:span></text:a></text:p>
            <text:p text:style-name="P9"><text:span text:style-name="T12">It is a IOT project for controlling BLE enabled light, curtains, fan with mobile bluetooth or wifi.</text:span></text:p>
            <text:p text:style-name="P11"/>
            <text:p text:style-name="P5"><text:span text:style-name="T12">I was the part of the android team.I was responsible for adding, controlling all wifi enabled devices(light controller, light sensor, <text:s/>curtains) to this application.I was also responsible for defining communication protocols between mobile and our devices along with my project manager.</text:span></text:p>
            <text:p text:style-name="P11"/>
            <text:p text:style-name="P33"><text:span text:style-name="T13">Technology used:</text:span><text:span text:style-name="T14"> </text:span><text:span text:style-name="T13">Android Sdk, mqtt paho client, mqtt </text:span><text:span text:style-name="T11">mosquitto</text:span><text:span text:style-name="T13"> server, mesh network.</text:span></text:p>
            <text:p text:style-name="P36"/>
            <text:p text:style-name="P33"><text:span text:style-name="T26">You can check the product </text:span><text:a xlink:type="simple" xlink:href="https://www.aplombtechbd.com/index.php" text:style-name="ListLabel_20_22" text:visited-style-name="ListLabel_20_22"><text:span text:style-name="T8">here</text:span></text:a><text:span text:style-name="T26">.</text:span></text:p>
            <text:p text:style-name="P11"/>
          </table:table-cell>
        </table:table-row>
        <table:table-row table:style-name="Table5.1">
          <table:table-cell table:style-name="Table5.A4" office:value-type="string">
            <text:p text:style-name="P9"><text:span text:style-name="T41">Car Inventory</text:span></text:p>
            <text:p text:style-name="P9"><text:span text:style-name="T11">Second hand car information warehouse builder for </text:span><text:a xlink:type="simple" xlink:href="https://www.carvision.com/" text:style-name="ListLabel_20_22" text:visited-style-name="ListLabel_20_22"><text:span text:style-name="T8">carvision</text:span></text:a><text:span text:style-name="T11">.</text:span></text:p>
            <text:p text:style-name="P10"/>
            <text:p text:style-name="P5"><text:span text:style-name="T11">This project has two parts android app and server.Android app <text:s/>scans car’s barcode/qr-code when arrive first in the garage to sell. After scanning, <text:s/>it sends value to server then server hits few third party paid apis for its complete mechanical information and stores it in our database.Wrote restful api services using those data for frontend team so that later they can be shown to customer by searching. </text:span></text:p>
            <text:p text:style-name="P10"/>
            <text:p text:style-name="P33"><text:span text:style-name="T25">Technology used: Android Sdk, Django, django-rest-framework, postgresql, nginx, gunicorn, </text:span><text:span text:style-name="T11">DigitalOcean</text:span></text:p>
            <text:p text:style-name="P34"/>
            <text:p text:style-name="P33"><text:span text:style-name="T25">This inventory was only used by company’s admins and sells mans.</text:span></text:p>
            <text:p text:style-name="P5"/>
          </table:table-cell>
        </table:table-row>
        <table:table-row table:style-name="Table5.1">
          <table:table-cell table:style-name="Table5.A5" office:value-type="string">
            <text:p text:style-name="P9"><text:span text:style-name="T41">Employee Tracker</text:span></text:p>
            <text:p text:style-name="P9"><text:span text:style-name="T11">Tracking worker’s check in and check out with face detection capable tablets and generate salary or payment.</text:span></text:p>
            <text:p text:style-name="P10"/>
            <text:p text:style-name="P5"><text:span text:style-name="T11">This project has two android apps, one for registering new worker, set preferences and other one for tracking workers entry or exit. A tablet will be hanging in front of the door of office with an app with face recognition capability. When a worker comes app recognize <text:s text:c="2"/>the person and make an entry/exit entry in server. It has <text:s/>very good admin panel <text:s/>which shows workers salary/payment based on entry/exit for both permanent or hourly workers. It sends email to workers every month with their salary information.</text:span></text:p>
            <text:p text:style-name="P10"/>
            <text:p text:style-name="P5"><text:span text:style-name="T11">Technology used:</text:span><text:span text:style-name="T10"> </text:span><text:span text:style-name="T11">Android sdk, Snapdragon Face recognition sdk, Django, django-rest-framework, postgresql, celery, nginx, gunicorn, digitalocean</text:span></text:p>
            <text:p text:style-name="P13"/>
            <text:p text:style-name="P5"><text:span text:style-name="T25">This service was built for </text:span><text:a xlink:type="simple" xlink:href="http://carvision.com/" text:style-name="ListLabel_20_22" text:visited-style-name="ListLabel_20_22"><text:span text:style-name="T8">carvision</text:span></text:a><text:span text:style-name="T25"> and only used by company’s admins.</text:span></text:p>
            <text:p text:style-name="P5"/>
          </table:table-cell>
        </table:table-row>
        <table:table-row table:style-name="Table5.1">
          <table:table-cell table:style-name="Table5.A6" office:value-type="string">
            <text:p text:style-name="P9"><text:span text:style-name="T41">Thrifty Hipster</text:span></text:p>
            <text:p text:style-name="P9"><text:span text:style-name="T27">World's first Happy Hour search engine that went steps beyond traditional media and utilizes innumerable levels of caching, searching, server optimization, code bases, and data collection methods.</text:span></text:p>
            <text:p text:style-name="P14"/>
            <text:p text:style-name="P9"><text:span text:style-name="T27">I was a part of 5 developer team.My responsibility was writing apis and maintaining frontend(android, ios, angular) team.I developed few features for android too.</text:span></text:p>
            <text:p text:style-name="P14"/>
            <text:p text:style-name="P5"><text:bookmark text:name="_gjdgxs"/><text:span text:style-name="T27">Technology used:</text:span><text:span text:style-name="T28"> </text:span><text:span text:style-name="T27">Django, django-rest-framework, postgresql, nginx, gunicorn, Linode.</text:span></text:p>
            <text:p text:style-name="P15"/>
            <text:p text:style-name="P33"><text:span text:style-name="T29">You can check the product </text:span><text:a xlink:type="simple" xlink:href="http://thriftyhipster.com/" text:style-name="ListLabel_20_24" text:visited-style-name="ListLabel_20_24"><text:span text:style-name="T36">here</text:span></text:a><text:span text:style-name="T29">.</text:span></text:p>
            <text:p text:style-name="P37"/>
          </table:table-cell>
        </table:table-row>
        <table:table-row table:style-name="Table5.1">
          <table:table-cell table:style-name="Table5.A7" office:value-type="string">
            <text:p text:style-name="P9"><text:span text:style-name="T41">GoFresh</text:span></text:p>
            <text:p text:style-name="P9"><text:span text:style-name="T11">An ecommerce application to connect all the super shops of Bangladesh.</text:span></text:p>
            <text:p text:style-name="P10"/>
            <text:p text:style-name="P5"><text:span text:style-name="T11">I wrote admin panel, apis for mobiles and android app of this project. Default django admin panel was used here and has most of the ecommerce functionalities.This project is still ongoing.</text:span></text:p>
            <text:p text:style-name="P12"/>
            <text:p text:style-name="P5"><text:bookmark text:name="_30j0zll"/><text:span text:style-name="T15">Technology used:</text:span><text:span text:style-name="T16"> </text:span><text:span text:style-name="T15">Django, django-rest-framework, postgresql, nginx, gunicorn, DigitalOcean</text:span></text:p>
            <text:p text:style-name="P10"/>
            <text:p text:style-name="P33"><text:span text:style-name="T26">You can check the product </text:span><text:a xlink:type="simple" xlink:href="https://play.google.com/store/apps/details?id=io.yukti.gofresh" text:style-name="ListLabel_20_22" text:visited-style-name="ListLabel_20_22"><text:span text:style-name="T8">here</text:span></text:a><text:span text:style-name="T26">.</text:span></text:p>
            <text:p text:style-name="P5"/>
          </table:table-cell>
        </table:table-row>
        <table:table-row table:style-name="Table5.1">
          <table:table-cell table:style-name="Table5.A8" office:value-type="string">
            <text:p text:style-name="P32"><text:span text:style-name="T38">Wordforge</text:span></text:p>
            <text:p text:style-name="P32"><text:span text:style-name="T23">A Localization tool.</text:span></text:p>
            <text:p text:style-name="P23"/>
            <text:p text:style-name="P29"><text:span text:style-name="T23">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span></text:p>
            <text:p text:style-name="P24"/>
            <text:p text:style-name="P33"><text:span text:style-name="T25">Technology used:</text:span><text:span text:style-name="T30"> </text:span><text:span text:style-name="T25">python, pyqt.</text:span></text:p>
            <text:p text:style-name="P34"/>
            <text:p text:style-name="P29"><text:span text:style-name="T23">The details of the project can be found </text:span><text:a xlink:type="simple" xlink:href="https://sourceforge.net/projects/wordforge2/" text:style-name="ListLabel_20_25" text:visited-style-name="ListLabel_20_25"><text:span text:style-name="T35">here</text:span></text:a><text:span text:style-name="T23">.</text:span></text:p>
            <text:p text:style-name="P26"/>
          </table:table-cell>
        </table:table-row>
        <table:table-row table:style-name="Table5.1">
          <table:table-cell table:style-name="Table5.A9" office:value-type="string">
            <text:p text:style-name="P32"><text:span text:style-name="T38">Dhaka Marathon</text:span></text:p>
            <text:p text:style-name="P32"><text:span text:style-name="T23">Runner tracking app.</text:span></text:p>
            <text:p text:style-name="P31"/>
            <text:p text:style-name="P32"><text:span text:style-name="T23">Developed a offline app to track runners elapsed timing scanning qr code when they come to final points and generate final result report.</text:span></text:p>
            <text:p text:style-name="P31"/>
            <text:p text:style-name="P7"><text:span text:style-name="T11">Technology used:</text:span><text:span text:style-name="T10"> </text:span><text:span text:style-name="T11">Android Sdk, </text:span><text:span text:style-name="T31">Zxing barcode scanning library, sqlite</text:span></text:p>
            <text:p text:style-name="P16"/>
            <text:p text:style-name="P7"><text:span text:style-name="T31">Project website is </text:span><text:a xlink:type="simple" xlink:href="https://dhm2019.dhakahalfmarathon.com/" text:style-name="ListLabel_20_22" text:visited-style-name="ListLabel_20_22"><text:span text:style-name="T8">here</text:span></text:a><text:span text:style-name="T31">.</text:span></text:p>
          </table:table-cell>
        </table:table-row>
      </table:table>
      <text:p text:style-name="Standard"/>
      <text:p text:style-name="Standard"/>
      <table:table table:name="Table6" table:style-name="Table6">
        <table:table-column table:style-name="Table6.A"/>
        <table:table-row table:style-name="Table6.1">
          <table:table-cell table:style-name="Table6.A1" office:value-type="string">
            <text:p text:style-name="P5"><text:span text:style-name="T2">Undergraduate thesis</text:span></text:p>
            <text:p text:style-name="P5"/>
          </table:table-cell>
        </table:table-row>
        <table:table-row table:style-name="Table6.1">
          <table:table-cell table:style-name="Table6.A1" office:value-type="string">
            <text:p text:style-name="P29"><text:span text:style-name="T18">Titled </text:span><text:span text:style-name="T24">"Pattern matching algorithm analysis and their implementation on bioinformatics" </text:span><text:span text:style-name="T18">Based on the analysis of different multiple sequence alignment algorithms and their performance measurement on building phylogenetic tree.</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table:number-columns-spanned="2" office:value-type="string">
            <text:p text:style-name="P17"/>
            <text:p text:style-name="P5"><text:span text:style-name="T2">Job Experiences</text:span></text:p>
            <text:p text:style-name="P5"/>
          </table:table-cell>
          <table:covered-table-cell/>
        </table:table-row>
        <table:table-row table:style-name="Table7.2">
          <table:table-cell table:style-name="Table7.A1" office:value-type="string">
            <text:p text:style-name="P4"><text:a xlink:type="simple" xlink:href="https://www.workjapan.jp/" text:style-name="ListLabel_20_26" text:visited-style-name="ListLabel_20_26"><text:span text:style-name="T17">WORK JAPAN Co.,Ltd</text:span></text:a></text:p>
          </table:table-cell>
          <table:table-cell table:style-name="Table7.A1" office:value-type="string">
            <text:p text:style-name="P1"><text:span text:style-name="T11">As lead Android developer as well as backend service developer.</text:span></text:p>
            <text:p text:style-name="P39"><text:span text:style-name="T18">July 2017 to present.</text:span></text:p>
          </table:table-cell>
        </table:table-row>
        <table:table-row table:style-name="Table7.2">
          <table:table-cell table:style-name="Table7.A1" office:value-type="string">
            <text:p text:style-name="P4"><text:a xlink:type="simple" xlink:href="https://www.aplombtechbd.com/" text:style-name="ListLabel_20_26" text:visited-style-name="ListLabel_20_26"><text:span text:style-name="T17">AplombTech BD Ltd.</text:span></text:a></text:p>
          </table:table-cell>
          <table:table-cell table:style-name="Table7.A1" office:value-type="string">
            <text:p text:style-name="P4"><text:span text:style-name="T17">As a Android Developer.</text:span></text:p>
            <text:p text:style-name="P4"><text:span text:style-name="T17">February 2016 to June 2017</text:span></text:p>
            <text:p text:style-name="P3"/>
          </table:table-cell>
        </table:table-row>
        <table:table-row table:style-name="Table7.4">
          <table:table-cell table:style-name="Table7.A1" office:value-type="string">
            <text:p text:style-name="P45"><text:a xlink:type="simple" xlink:href="http://www.thriftyhipster.com/" text:style-name="ListLabel_20_26" text:visited-style-name="ListLabel_20_26"><text:span text:style-name="T17">Thrifty Hipster</text:span></text:a></text:p>
          </table:table-cell>
          <table:table-cell table:style-name="Table7.A1" office:value-type="string">
            <text:p text:style-name="P32"><text:span text:style-name="T18">As Full Stack (Python, Django, Android) Developer.</text:span></text:p>
            <text:p text:style-name="P39"><text:span text:style-name="T18">March 2014 to January 2016</text:span></text:p>
          </table:table-cell>
        </table:table-row>
        <table:table-row table:style-name="Table7.1">
          <table:table-cell table:style-name="Table7.A1" office:value-type="string">
            <text:p text:style-name="P1"><text:a xlink:type="simple" xlink:href="https://www.surroundapps.com/" text:style-name="ListLabel_20_26" text:visited-style-name="ListLabel_20_26"><text:span text:style-name="T17">SurroundApps Inc. Ltd.</text:span></text:a></text:p>
            <text:p text:style-name="P25"/>
            <text:p text:style-name="P28"/>
          </table:table-cell>
          <table:table-cell table:style-name="Table7.A1" office:value-type="string">
            <text:p text:style-name="P4"><text:span text:style-name="T11">As a Python/Django Developer.</text:span></text:p>
            <text:p text:style-name="P4"><text:span text:style-name="T11">November 2012 to February 2014</text:span></text:p>
          </table:table-cell>
        </table:table-row>
        <table:table-row table:style-name="Table7.1">
          <table:table-cell table:style-name="Table7.A1" office:value-type="string">
            <text:p text:style-name="P39"><text:a xlink:type="simple" xlink:href="https://www.linkedin.com/company/ankur-ict-development-foundation/" text:style-name="ListLabel_20_27" text:visited-style-name="ListLabel_20_27"><text:span text:style-name="T20">Ankur ICT Development Foundation</text:span></text:a></text:p>
          </table:table-cell>
          <table:table-cell table:style-name="Table7.A1" office:value-type="string">
            <text:p text:style-name="P32"><text:span text:style-name="T18">As a Python Developer.</text:span></text:p>
            <text:p text:style-name="P32"><text:span text:style-name="T18">January 2010 to September 2012</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5"><text:span text:style-name="T2">Education</text:span></text:p>
          </table:table-cell>
          <table:table-cell table:style-name="Table8.A1" office:value-type="string">
            <text:p text:style-name="P18"/>
          </table:table-cell>
        </table:table-row>
        <table:table-row table:style-name="Table8.2">
          <table:table-cell table:style-name="Table8.A1" office:value-type="string">
            <text:p text:style-name="P8"><text:span text:style-name="T11">2005 – 2010, <text:s/>Department of Computer <text:s/>Science &amp; Engineering , <text:s/>Shahjalal University of Science and Technology.</text:span></text:p>
          </table:table-cell>
          <table:table-cell table:style-name="Table8.A1" office:value-type="string">
            <text:p text:style-name="P8"/>
          </table:table-cell>
        </table:table-row>
      </table:table>
      <text:p text:style-name="Standard"/>
      <table:table table:name="Table9" table:style-name="Table9">
        <table:table-column table:style-name="Table9.A"/>
        <table:table-row table:style-name="Table9.1">
          <table:table-cell table:style-name="Table9.A1" office:value-type="string">
            <text:p text:style-name="P5"><text:span text:style-name="T2">Reference</text:span></text:p>
          </table:table-cell>
        </table:table-row>
        <table:table-row table:style-name="Table9.2">
          <table:table-cell table:style-name="Table9.A1" office:value-type="string">
            <text:p text:style-name="P5"><text:span text:style-name="T15">Professor Dr. Md. Zafar Iqbal</text:span></text:p>
            <text:p text:style-name="P5"><text:span text:style-name="T15">Head,Department of Computer Science and Engineering</text:span></text:p>
            <text:p text:style-name="P5"><text:span text:style-name="T15">Shahjalal University of Science and Technology</text:span></text:p>
            <text:p text:style-name="P5"><text:span text:style-name="T15">Sylhet – 3114, Bangladesh</text:span></text:p>
            <text:p text:style-name="P5"><text:span text:style-name="T15">Phone (PABX):(88)–0821–713850 / 714479-154</text:span></text:p>
            <text:p text:style-name="P5"><text:span text:style-name="T15">Email: mzi@sust.edu</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0%" fo:keep-with-next="always"/>
      <style:text-properties style:font-name="Balthazar" fo:font-family="Balthazar" style:font-family-generic="roman" style:font-pitch="variable" fo:font-size="15pt" fo:font-weight="bold" style:font-name-asian="Balthazar1" style:font-family-asian="Balthazar" style:font-family-generic-asian="system" style:font-pitch-asian="variable" style:font-size-asian="15pt" style:font-weight-asian="bold" style:font-name-complex="Balthazar1" style:font-family-complex="Balthazar"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a"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ListLabel_20_21" style:display-name="ListLabel 21"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22" style:display-name="ListLabel 22" style:family="text">
      <style:text-properties fo:color="#0000ff" style:text-underline-style="solid" style:text-underline-width="auto" style:text-underline-color="font-color"/>
    </style:style>
    <style:style style:name="ListLabel_20_23" style:display-name="ListLabel 23" style:family="text">
      <style:text-properties fo:color="#5e8ac7"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ListLabel_20_24" style:display-name="ListLabel 24"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ListLabel_20_25" style:display-name="ListLabel 25"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ListLabel_20_26" style:display-name="ListLabel 26" style:family="text">
      <style:text-properties fo:color="#000000"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2" meta:paragraph-count="100" meta:word-count="1091" meta:character-count="7320" meta:non-whitespace-character-count="6316"/>
    <meta:generator>LibreOfficeDev/6.0.5.2$Linux_X86_64 LibreOffice_project/</meta:generator>
  </office:meta>
</office:document-meta>
</file>